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01cm" table:align="left"/>
    </style:style>
    <style:style style:name="Table1.A" style:family="table-column">
      <style:table-column-properties style:column-width="4.80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.261cm" table:align="left"/>
    </style:style>
    <style:style style:name="Table2.A" style:family="table-column">
      <style:table-column-properties style:column-width="2.26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889cm" table:align="left"/>
    </style:style>
    <style:style style:name="Table3.A" style:family="table-column">
      <style:table-column-properties style:column-width="1.88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094cm" table:align="left"/>
    </style:style>
    <style:style style:name="Table5.A" style:family="table-column">
      <style:table-column-properties style:column-width="5.09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212cm" table:align="left"/>
    </style:style>
    <style:style style:name="Table7.A" style:family="table-column">
      <style:table-column-properties style:column-width="4.21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533cm" table:align="left"/>
    </style:style>
    <style:style style:name="Table8.A" style:family="table-column">
      <style:table-column-properties style:column-width="3.53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7.772cm" table:align="left"/>
    </style:style>
    <style:style style:name="Table10.A" style:family="table-column">
      <style:table-column-properties style:column-width="7.77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6.666cm" table:align="left"/>
    </style:style>
    <style:style style:name="Table11.A" style:family="table-column">
      <style:table-column-properties style:column-width="6.666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708cm" table:align="left"/>
    </style:style>
    <style:style style:name="Table13.A" style:family="table-column">
      <style:table-column-properties style:column-width="2.70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757cm" table:align="left"/>
    </style:style>
    <style:style style:name="Table14.A" style:family="table-column">
      <style:table-column-properties style:column-width="6.75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6.133cm" table:align="left"/>
    </style:style>
    <style:style style:name="Table16.A" style:family="table-column">
      <style:table-column-properties style:column-width="6.13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3.658cm" table:align="left"/>
    </style:style>
    <style:style style:name="Table17.A" style:family="table-column">
      <style:table-column-properties style:column-width="3.65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6.874cm" table:align="left"/>
    </style:style>
    <style:style style:name="Table18.A" style:family="table-column">
      <style:table-column-properties style:column-width="6.87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29cm" table:align="left"/>
    </style:style>
    <style:style style:name="Table20.A" style:family="table-column">
      <style:table-column-properties style:column-width="4.2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4.267cm" table:align="left"/>
    </style:style>
    <style:style style:name="Table21.A" style:family="table-column">
      <style:table-column-properties style:column-width="4.267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6.93cm" table:align="left"/>
    </style:style>
    <style:style style:name="Table23.A" style:family="table-column">
      <style:table-column-properties style:column-width="6.93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4.29cm" table:align="left"/>
    </style:style>
    <style:style style:name="Table24.A" style:family="table-column">
      <style:table-column-properties style:column-width="4.29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298cm" table:align="left"/>
    </style:style>
    <style:style style:name="Table25.A" style:family="table-column">
      <style:table-column-properties style:column-width="0.29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3.863cm" table:align="left"/>
    </style:style>
    <style:style style:name="Table26.A" style:family="table-column">
      <style:table-column-properties style:column-width="3.863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6.93cm" table:align="left"/>
    </style:style>
    <style:style style:name="Table27.A" style:family="table-column">
      <style:table-column-properties style:column-width="6.93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4.267cm" table:align="left"/>
    </style:style>
    <style:style style:name="Table28.A" style:family="table-column">
      <style:table-column-properties style:column-width="4.26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298cm" table:align="left"/>
    </style:style>
    <style:style style:name="Table29.A" style:family="table-column">
      <style:table-column-properties style:column-width="0.29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7.421cm" table:align="left"/>
    </style:style>
    <style:style style:name="Table30.A" style:family="table-column">
      <style:table-column-properties style:column-width="7.421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6.63cm" table:align="left"/>
    </style:style>
    <style:style style:name="Table31.A" style:family="table-column">
      <style:table-column-properties style:column-width="6.63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7.89cm" table:align="left"/>
    </style:style>
    <style:style style:name="Table32.A" style:family="table-column">
      <style:table-column-properties style:column-width="7.89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7.341cm" table:align="left"/>
    </style:style>
    <style:style style:name="Table33.A" style:family="table-column">
      <style:table-column-properties style:column-width="7.341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8.206cm" table:align="left"/>
    </style:style>
    <style:style style:name="Table34.A" style:family="table-column">
      <style:table-column-properties style:column-width="8.206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298cm" table:align="left"/>
    </style:style>
    <style:style style:name="Table35.A" style:family="table-column">
      <style:table-column-properties style:column-width="0.29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2.789cm" table:align="left"/>
    </style:style>
    <style:style style:name="Table36.A" style:family="table-column">
      <style:table-column-properties style:column-width="2.789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298cm" table:align="left"/>
    </style:style>
    <style:style style:name="Table37.A" style:family="table-column">
      <style:table-column-properties style:column-width="0.298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5.048cm" table:align="left"/>
    </style:style>
    <style:style style:name="Table38.A" style:family="table-column">
      <style:table-column-properties style:column-width="5.04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864cm" table:align="left"/>
    </style:style>
    <style:style style:name="Table39.A" style:family="table-column">
      <style:table-column-properties style:column-width="0.86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2.221cm" table:align="left"/>
    </style:style>
    <style:style style:name="Table40.A" style:family="table-column">
      <style:table-column-properties style:column-width="2.221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3.002cm" table:align="left"/>
    </style:style>
    <style:style style:name="Table41.A" style:family="table-column">
      <style:table-column-properties style:column-width="3.002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8.102cm" table:align="left"/>
    </style:style>
    <style:style style:name="Table42.A" style:family="table-column">
      <style:table-column-properties style:column-width="8.102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2.494cm" table:align="left"/>
    </style:style>
    <style:style style:name="Table43.A" style:family="table-column">
      <style:table-column-properties style:column-width="2.494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2.424cm" table:align="left"/>
    </style:style>
    <style:style style:name="Table44.A" style:family="table-column">
      <style:table-column-properties style:column-width="2.424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4.468cm" table:align="left"/>
    </style:style>
    <style:style style:name="Table45.A" style:family="table-column">
      <style:table-column-properties style:column-width="4.468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3.653cm" table:align="left"/>
    </style:style>
    <style:style style:name="Table46.A" style:family="table-column">
      <style:table-column-properties style:column-width="13.653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3.35cm" table:align="left"/>
    </style:style>
    <style:style style:name="Table47.A" style:family="table-column">
      <style:table-column-properties style:column-width="3.35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0.298cm" table:align="left"/>
    </style:style>
    <style:style style:name="Table48.A" style:family="table-column">
      <style:table-column-properties style:column-width="0.298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5.521cm" table:align="left"/>
    </style:style>
    <style:style style:name="Table50.A" style:family="table-column">
      <style:table-column-properties style:column-width="5.521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4.745cm" table:align="left"/>
    </style:style>
    <style:style style:name="Table51.A" style:family="table-column">
      <style:table-column-properties style:column-width="4.745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6.849cm" table:align="left"/>
    </style:style>
    <style:style style:name="Table52.A" style:family="table-column">
      <style:table-column-properties style:column-width="6.849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2.974cm" table:align="left"/>
    </style:style>
    <style:style style:name="Table53.A" style:family="table-column">
      <style:table-column-properties style:column-width="2.974cm"/>
    </style:style>
    <style:style style:name="Table53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end" style:justify-single-word="false"/>
      <style:text-properties officeooo:rsid="001edb3c" officeooo:paragraph-rsid="001edb3c"/>
    </style:style>
    <style:style style:name="P2" style:family="paragraph" style:parent-style-name="Standard">
      <style:text-properties fo:font-size="14pt" fo:font-weight="bold" officeooo:rsid="001edb3c" officeooo:paragraph-rsid="001edb3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edb3c" officeooo:paragraph-rsid="001edb3c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2pt" officeooo:rsid="001edb3c" officeooo:paragraph-rsid="001edb3c" style:font-size-asian="12pt" style:font-size-complex="12pt"/>
    </style:style>
    <style:style style:name="P5" style:family="paragraph" style:parent-style-name="Standard">
      <style:text-properties fo:font-size="12pt" fo:font-weight="normal" officeooo:rsid="001edb3c" officeooo:paragraph-rsid="001edb3c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6pt" fo:font-weight="bold" officeooo:rsid="001edb3c" officeooo:paragraph-rsid="001edb3c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Header">
      <style:paragraph-properties fo:text-align="end" style:justify-single-word="false"/>
      <style:text-properties officeooo:rsid="001f88c7" officeooo:paragraph-rsid="001f88c7"/>
    </style:style>
    <style:style style:name="T1" style:family="text">
      <style:text-properties officeooo:rsid="001f88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FOR SPEECH RECOGNITION:</text:p>
      <text:p text:style-name="P4">import speech_recognition as sr</text:p>
      <text:p text:style-name="P4"><text:s/></text:p>
      <text:p text:style-name="P4"># Record Audio</text:p>
      <text:p text:style-name="P4">r = sr.Recognizer()</text:p>
      <text:p text:style-name="P4">with sr.Microphone() as source:</text:p>
      <text:p text:style-name="P4"><text:tab/>r.adjust_for_ambient_noise(source,duration=5)</text:p>
      <text:p text:style-name="P4"><text:tab/>r.dynamic_enery_threshold = True</text:p>
      <text:p text:style-name="P4"><text:tab/>print("Say something!")</text:p>
      <text:p text:style-name="P4"><text:tab/>audio = r.listen(source)</text:p>
      <text:p text:style-name="P4"><text:s/></text:p>
      <text:p text:style-name="P4"># Speech recognition using Google Speech Recognition</text:p>
      <text:p text:style-name="P4">try:</text:p>
      <text:p text:style-name="P4"><text:s text:c="4"/># for testing purposes, we're just using the default API key</text:p>
      <text:p text:style-name="P4"><text:s text:c="4"/># to use another API key, use `r.recognize_google(audio, key="GOOGLE_SPEECH_RECOGNITION_API_KEY")`</text:p>
      <text:p text:style-name="P4"><text:s text:c="4"/># instead of `r.recognize_google(audio)`</text:p>
      <text:p text:style-name="P4"><text:s text:c="4"/>print("You said: " + r.recognize_google(audio))</text:p>
      <text:p text:style-name="P4">except sr.UnknownValueError:</text:p>
      <text:p text:style-name="P4"><text:s text:c="4"/>print("Google Speech Recognition could not understand audio")</text:p>
      <text:p text:style-name="P4">except sr.RequestError as e:</text:p>
      <text:p text:style-name="P4"><text:s text:c="4"/>print("Could not request results from Google Speech Recognition service; {0}".format(e))</text:p>
      <text:p text:style-name="P4"/>
      <text:p text:style-name="P6">OUTPUT:</text:p>
      <text:p text:style-name="P5">say something:</text:p>
      <text:p text:style-name="P5"><text:s/>you said “hi”</text:p>
      <text:p text:style-name="P5"/>
      <text:p text:style-name="P2">PROGRAM FOR ULTRASONIC SENSOR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import RPi.GPIO as GPIO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import time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import os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GPIO.setmode(GPIO.BCM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GPIO_TRIGGER = 18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GPIO_ECHO = 17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7"><text:bookmark text:name="LC9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GPIO.setup(GPIO_TRIGGER, GPIO.OUT)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GPIO.setup(GPIO_ECHO, GPIO.IN)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"><text:bookmark text:name="LC12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def distance():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GPIO.output(GPIO_TRIGGER, True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"><text:bookmark text:name="LC15"/>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# set Trigger after 0.01ms to LOW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time.sleep(0.00001)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GPIO.output(GPIO_TRIGGER, False)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7"><text:bookmark text:name="LC19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StartTime = time.time()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StopTime = time.time()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7"><text:bookmark text:name="LC22"/>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while GPIO.input(GPIO_ECHO) == 0: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StartTime = time.time()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7"><text:bookmark text:name="LC25"/></text:p>
          </table:table-cell>
        </table:table-row>
      </table:table>
      <table:table table:name="Table26" table:style-name="Table26">
        <table:table-column table:style-name="Table26.A"/>
        <text:soft-page-break/>
        <table:table-row>
          <table:table-cell table:style-name="Table26.A1" office:value-type="string">
            <text:p text:style-name="Table_20_Contents"><text:bookmark text:name="LC26"/># save time of arrival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while GPIO.input(GPIO_ECHO) == 1: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StopTime = time.time()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7"><text:bookmark text:name="LC29"/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# time difference between start and arrival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TimeElapsed = StopTime - StartTime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# multiply with the sonic speed (34300 cm/s)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# and divide by 2, because there and back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distance = round((TimeElapsed * 34300) / 2,2)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7"><text:bookmark text:name="LC35"/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return distance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P7"><text:bookmark text:name="LC37"/>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if __name__ == '__main__':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try: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while True: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dist = distance()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print ("Measured Distance = %.1f cm" % dist)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time.sleep(5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if(dist&lt;=50):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print("object is near by")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os.system("fswebcam -F 4 --fps 20 -r 800*600 /home/pi/vvv/"+str(dist)+".jpg")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print("pic Taken")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P7"><text:bookmark text:name="LC48"/>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7"><text:bookmark text:name="LC49"/>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# Reset by pressing CTRL + C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1"/>except KeyboardInterrupt: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print("Measurement stopped by User")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GPIO.cleanup()</text:p>
            <text:p text:style-name="Table_20_Contents"/>
          </table:table-cell>
        </table:table-row>
      </table:table>
      <text:p text:style-name="P2"><text:s/>OUTPUT:</text:p>
      <text:p text:style-name="P3">distance: 56cm</text:p>
      <text:p text:style-name="P3">distance: 12cm</text:p>
      <text:p text:style-name="P3">distance: 10cm</text:p>
      <text:p text:style-name="P3">distance: 23c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88c7" officeooo:paragraph-rsid="001f88c7"/>
    </style:style>
    <style:style style:name="MP2" style:family="paragraph" style:parent-style-name="Header">
      <style:paragraph-properties fo:text-align="end" style:justify-single-word="false"/>
      <style:text-properties officeooo:rsid="001edb3c" officeooo:paragraph-rsid="001edb3c"/>
    </style:style>
    <style:style style:name="MT1" style:family="text">
      <style:text-properties officeooo:rsid="001f88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USHA V</text:p>
        <text:p text:style-name="MP2">CL<text:span text:style-name="MT1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21:58.724382878</meta:creation-date>
    <dc:date>2018-12-06T14:03:21.676693098</dc:date>
    <meta:editing-duration>PT6M59S</meta:editing-duration>
    <meta:editing-cycles>2</meta:editing-cycles>
    <meta:generator>LibreOffice/6.0.3.2$Linux_X86_64 LibreOffice_project/00m0$Build-2</meta:generator>
    <meta:document-statistic meta:table-count="53" meta:image-count="0" meta:object-count="0" meta:page-count="2" meta:paragraph-count="72" meta:word-count="254" meta:character-count="1968" meta:non-whitespace-character-count="1753"/>
  </office:meta>
</office:document-meta>
</file>